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4252in"/>
    </style:style>
    <style:style style:name="co7" style:family="table-column">
      <style:table-column-properties fo:break-before="auto" style:column-width="3.2992in"/>
    </style:style>
    <style:style style:name="co8" style:family="table-column">
      <style:table-column-properties fo:break-before="auto" style:column-width="3.452in"/>
    </style:style>
    <style:style style:name="co4" style:family="table-column">
      <style:table-column-properties fo:break-before="auto" style:column-width="2.3598in"/>
    </style:style>
    <style:style style:name="co5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4.2929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0.8925in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cfe7e5" style:direction="ttb"/>
    </style:style>
    <style:style style:name="ce2" style:family="table-cell" style:parent-style-name="Default">
      <style:table-cell-properties fo:background-color="#cfe7e5"/>
    </style:style>
    <style:style style:name="ce3" style:family="table-cell" style:parent-style-name="Default">
      <style:table-cell-properties style:glyph-orientation-vertical="auto" fo:background-color="#e6e6e6" style:direction="ttb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style:glyph-orientation-vertical="auto" fo:background-color="#ffffcc" style:direction="ttb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style:glyph-orientation-vertical="auto" style:direction="ttb"/>
    </style:style>
    <style:style style:name="ce8" style:family="table-cell" style:parent-style-name="Default">
      <style:table-cell-properties style:glyph-orientation-vertical="0" style:direction="ltr"/>
    </style:style>
    <style:style style:name="T1" style:family="text">
      <style:text-properties fo:font-weight="bold"/>
    </style:style>
  </office:automatic-styles>
  <office:body>
    <office:spreadsheet>
      <table:table table:name="Programs" table:style-name="ta1">
        <table:table-column table:style-name="co4" table:default-cell-style-name="Default"/>
        <table:table-column table:style-name="co5" table:number-columns-repeated="3" table:default-cell-style-name="ce2"/>
        <table:table-column table:style-name="co5" table:number-columns-repeated="3" table:default-cell-style-name="ce4"/>
        <table:table-column table:style-name="co5" table:number-columns-repeated="3" table:default-cell-style-name="ce6"/>
        <table:table-column table:style-name="co5" table:number-columns-repeated="9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3">
          <table:table-cell office:value-type="string">
            <text:p>Name</text:p>
          </table:table-cell>
          <table:table-cell table:style-name="ce1" office:value-type="string">
            <text:p>Steel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Order</text:p>
          </table:table-cell>
          <table:table-cell table:style-name="ce3" office:value-type="string">
            <text:p>Flow</text:p>
          </table:table-cell>
          <table:table-cell table:style-name="ce3" office:value-type="string">
            <text:p>Innovation</text:p>
          </table:table-cell>
          <table:table-cell table:style-name="ce3" office:value-type="string">
            <text:p>Home</text:p>
          </table:table-cell>
          <table:table-cell table:style-name="ce5" office:value-type="string">
            <text:p>Focus</text:p>
          </table:table-cell>
          <table:table-cell table:style-name="ce5" office:value-type="string">
            <text:p>Unity</text:p>
          </table:table-cell>
          <table:table-cell table:style-name="ce5" office:value-type="string">
            <text:p>Regret</text:p>
          </table:table-cell>
          <table:table-cell table:style-name="ce7" office:value-type="string">
            <text:p>Count</text:p>
          </table:table-cell>
          <table:table-cell table:style-name="ce7"/>
          <table:table-cell table:style-name="ce7" office:value-type="string">
            <text:p>Steel</text:p>
          </table:table-cell>
          <table:table-cell table:style-name="ce7" office:value-type="string">
            <text:p>Sound</text:p>
          </table:table-cell>
          <table:table-cell table:style-name="ce7" office:value-type="string">
            <text:p>Flow</text:p>
          </table:table-cell>
          <table:table-cell table:style-name="ce7" office:value-type="string">
            <text:p>Home</text:p>
          </table:table-cell>
          <table:table-cell table:style-name="ce7" office:value-type="string">
            <text:p>Unity</text:p>
          </table:table-cell>
          <table:table-cell table:style-name="ce7" office:value-type="string">
            <text:p>Regret</text:p>
          </table:table-cell>
          <table:table-cell table:style-name="ce7" office:value-type="string">
            <text:p>Count</text:p>
          </table:table-cell>
          <table:table-cell table:style-name="ce7" office:value-type="string">
            <text:p>Starter</text:p>
          </table:table-cell>
          <table:table-cell table:style-name="ce7"/>
          <table:table-cell office:value-type="string">
            <text:p>Description</text:p>
          </table:table-cell>
          <table:table-cell office:value-type="string">
            <text:p>Notes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Spike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table:formula="of:=COUNTIF([.B3:.J3];&quot;&lt;&gt;&quot;)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M3:.R3];&quot;&lt;&gt;&quot;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ce8" office:value-type="string">
            <text:p>One point of damage applied to the first hitscan target</text:p>
          </table:table-cell>
          <table:table-cell office:value-type="string">
            <text:p>Difficult to balance, but we need something like this for the tutorial</text:p>
          </table:table-cell>
        </table:table-row>
        <table:table-row table:style-name="ro2">
          <table:table-cell office:value-type="string">
            <text:p>Shatter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table:formula="of:=COUNTIF([.B4:.J4];&quot;&lt;&gt;&quot;)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M4:.R4];&quot;&lt;&gt;&quot;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“Thrown” item, 1 point damage, X blast</text:p>
          </table:table-cell>
          <table:table-cell/>
        </table:table-row>
        <table:table-row table:style-name="ro2">
          <table:table-cell office:value-type="string">
            <text:p>Blas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table:formula="of:=COUNTIF([.B5:.J5];&quot;&lt;&gt;&quot;)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formula="of:=COUNTIF([.M5:.R5];&quot;&lt;&gt;&quot;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z</text:p>
          </table:table-cell>
          <table:table-cell office:value-type="string">
            <text:p>Attack enemy in front, T-shape</text:p>
          </table:table-cell>
          <table:table-cell/>
        </table:table-row>
        <table:table-row table:style-name="ro2">
          <table:table-cell office:value-type="string">
            <text:p>Wall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  <table:table-cell table:formula="of:=COUNTIF([.B6:.J6];&quot;&lt;&gt;&quot;)" office:value-type="float" office:value="2">
            <text:p>2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  <table:table-cell table:formula="of:=COUNTIF([.M6:.R6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Create wall blocking enemy projectiles, wall item is destroyed on contact</text:p>
          </table:table-cell>
          <table:table-cell/>
        </table:table-row>
        <table:table-row table:style-name="ro2">
          <table:table-cell office:value-type="string">
            <text:p>Penetrator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/>
          <table:table-cell table:formula="of:=COUNTIF([.B7:.J7];&quot;&lt;&gt;&quot;)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f:=COUNTIF([.M7:.R7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Goes through first target without damage, impacts second target</text:p>
          </table:table-cell>
          <table:table-cell/>
        </table:table-row>
        <table:table-row table:style-name="ro2">
          <table:table-cell office:value-type="string">
            <text:p>Electrode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formula="of:=COUNTIF([.B8:.J8];&quot;&lt;&gt;&quot;)" office:value-type="float" office:value="2">
            <text:p>2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formula="of:=COUNTIF([.M8:.R8];&quot;&lt;&gt;&quot;)" office:value-type="float" office:value="2">
            <text:p>2</text:p>
          </table:table-cell>
          <table:table-cell table:number-columns-repeated="2"/>
          <table:table-cell office:value-type="string">
            <text:p>Fires three projectiles, does damage per projectile if at least 2 hit</text:p>
          </table:table-cell>
          <table:table-cell/>
        </table:table-row>
        <table:table-row table:style-name="ro2">
          <table:table-cell office:value-type="string">
            <text:p>Wave</text:p>
          </table:table-cell>
          <table:table-cell/>
          <table:table-cell office:value-type="string">
            <text:p>X</text:p>
          </table:table-cell>
          <table:table-cell table:number-columns-repeated="7"/>
          <table:table-cell table:formula="of:=COUNTIF([.B9:.J9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formula="of:=COUNTIF([.M9:.R9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low-moving wave that hits targets as it goes, counts as enemy so blocks projectiles and can be destroyed</text:p>
          </table:table-cell>
          <table:table-cell office:value-type="string">
            <text:p>Do enemies need to be smart enough to avoid it?</text:p>
          </table:table-cell>
        </table:table-row>
        <table:table-row table:style-name="ro2">
          <table:table-cell office:value-type="string">
            <text:p>Blockag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table:formula="of:=COUNTIF([.B10:.J10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formula="of:=COUNTIF([.M10:.R10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mm</text:p>
          </table:table-cell>
          <table:table-cell office:value-type="string">
            <text:p>Block the two panels directly in front of player</text:p>
          </table:table-cell>
          <table:table-cell/>
        </table:table-row>
        <table:table-row table:style-name="ro2">
          <table:table-cell office:value-type="string">
            <text:p>Dash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11:.J11];&quot;&lt;&gt;&quot;)" office:value-type="float" office:value="2">
            <text:p>2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  <table:table-cell table:formula="of:=COUNTIF([.M11:.R11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Travel directly forward until reaching the end of the grid or an enemy, then swing sword.</text:p>
          </table:table-cell>
          <table:table-cell/>
        </table:table-row>
        <table:table-row table:style-name="ro2">
          <table:table-cell office:value-type="string">
            <text:p>Captu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formula="of:=COUNTIF([.B12:.J12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formula="of:=COUNTIF([.M12:.R12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apture panel directly in front of player, does damage if target is enemy</text:p>
          </table:table-cell>
          <table:table-cell/>
        </table:table-row>
        <table:table-row table:style-name="ro2">
          <table:table-cell office:value-type="string">
            <text:p>Acqui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formula="of:=COUNTIF([.B13:.J13];&quot;&lt;&gt;&quot;)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formula="of:=COUNTIF([.M13:.R13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Take one panel from enemy</text:p>
          </table:table-cell>
          <table:table-cell office:value-type="string">
            <text:p>Needs a pretty big minus – what’s the impact?</text:p>
          </table:table-cell>
        </table:table-row>
        <table:table-row table:style-name="ro2">
          <table:table-cell office:value-type="string">
            <text:p>Unstable Defender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formula="of:=COUNTIF([.B14:.J14];&quot;&lt;&gt;&quot;)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formula="of:=COUNTIF([.M14:.R14];&quot;&lt;&gt;&quot;)" office:value-type="float" office:value="2">
            <text:p>2</text:p>
          </table:table-cell>
          <table:table-cell table:number-columns-repeated="2"/>
          <table:table-cell office:value-type="string">
            <text:p>On hit, take no damage and fire a hitscan bolt directly forward</text:p>
          </table:table-cell>
          <table:table-cell/>
        </table:table-row>
        <table:table-row table:style-name="ro2">
          <table:table-cell office:value-type="string">
            <text:p>Blast Defender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formula="of:=COUNTIF([.B15:.J15];&quot;&lt;&gt;&quot;)" office:value-type="float" office:value="2">
            <text:p>2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formula="of:=COUNTIF([.M15:.R15];&quot;&lt;&gt;&quot;)" office:value-type="float" office:value="2">
            <text:p>2</text:p>
          </table:table-cell>
          <table:table-cell table:number-columns-repeated="2"/>
          <table:table-cell office:value-type="string">
            <text:p>On hit, take no damage and damage all enemies in 3x3 around the player</text:p>
          </table:table-cell>
          <table:table-cell/>
        </table:table-row>
        <table:table-row table:style-name="ro2">
          <table:table-cell office:value-type="string">
            <text:p>Fortify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  <table:table-cell table:formula="of:=COUNTIF([.B16:.J16];&quot;&lt;&gt;&quot;)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16:.R16];&quot;&lt;&gt;&quot;)" office:value-type="float" office:value="1">
            <text:p>1</text:p>
          </table:table-cell>
          <table:table-cell table:number-columns-repeated="2"/>
          <table:table-cell office:value-type="string">
            <text:p>Adds an extra hit to your three back panels</text:p>
          </table:table-cell>
          <table:table-cell/>
        </table:table-row>
        <table:table-row table:style-name="ro2">
          <table:table-cell office:value-type="string">
            <text:p>Weake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formula="of:=COUNTIF([.B17:.J17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formula="of:=COUNTIF([.M17:.R17];&quot;&lt;&gt;&quot;)" office:value-type="float" office:value="1">
            <text:p>1</text:p>
          </table:table-cell>
          <table:table-cell table:number-columns-repeated="2"/>
          <table:table-cell office:value-type="string">
            <text:p>Weaken back row of enemy grid for a time</text:p>
          </table:table-cell>
          <table:table-cell/>
        </table:table-row>
        <table:table-row table:style-name="ro2">
          <table:table-cell office:value-type="string">
            <text:p>Stun/disable/transmu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formula="of:=COUNTIF([.B18:.J18];&quot;&lt;&gt;&quot;)"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formula="of:=COUNTIF([.M18:.R18];&quot;&lt;&gt;&quot;)" office:value-type="float" office:value="1">
            <text:p>1</text:p>
          </table:table-cell>
          <table:table-cell table:number-columns-repeated="2"/>
          <table:table-cell office:value-type="string">
            <text:p>Hitscan enemy disabled for a time</text:p>
          </table:table-cell>
          <table:table-cell office:value-type="string">
            <text:p>Not sure what to do with this</text:p>
          </table:table-cell>
        </table:table-row>
        <table:table-row table:style-name="ro2">
          <table:table-cell office:value-type="string">
            <text:p>Recompil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table:formula="of:=COUNTIF([.B19:.J19];&quot;&lt;&gt;&quot;)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19:.R19];&quot;&lt;&gt;&quot;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Rebuild all panels adjacent to character, + pattern</text:p>
          </table:table-cell>
          <table:table-cell/>
        </table:table-row>
        <table:table-row table:style-name="ro2">
          <table:table-cell office:value-type="string">
            <text:p>Time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table:formula="of:=COUNTIF([.B20:.J20];&quot;&lt;&gt;&quot;)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20:.R20];&quot;&lt;&gt;&quot;)" office:value-type="float" office:value="1">
            <text:p>1</text:p>
          </table:table-cell>
          <table:table-cell table:number-columns-repeated="2"/>
          <table:table-cell office:value-type="string">
            <text:p>Drop time bomb 1 square ahead, explodes if not hit</text:p>
          </table:table-cell>
          <table:table-cell office:value-type="string">
            <text:p>1 square ahead?</text:p>
          </table:table-cell>
        </table:table-row>
        <table:table-row table:style-name="ro2">
          <table:table-cell office:value-type="string">
            <text:p>Cloud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table:formula="of:=COUNTIF([.B21:.J21];&quot;&lt;&gt;&quot;)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21:.R21];&quot;&lt;&gt;&quot;)" office:value-type="float" office:value="1">
            <text:p>1</text:p>
          </table:table-cell>
          <table:table-cell table:number-columns-repeated="2"/>
          <table:table-cell office:value-type="string">
            <text:p>Moving zone of damage within the enemy grid</text:p>
          </table:table-cell>
          <table:table-cell office:value-type="string">
            <text:p>Same “enemies should avoid it” deal? Or maybe it needs to follow the player somehow?</text:p>
          </table:table-cell>
        </table:table-row>
        <table:table-row table:style-name="ro2">
          <table:table-cell office:value-type="string">
            <text:p>Mine</text:p>
          </table:table-cell>
          <table:table-cell office:value-type="string">
            <text:p>X</text:p>
          </table:table-cell>
          <table:table-cell table:number-columns-repeated="8"/>
          <table:table-cell table:formula="of:=COUNTIF([.B22:.J22];&quot;&lt;&gt;&quot;)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formula="of:=COUNTIF([.M22:.R22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Places mine within enemy grid, explodes when enemy moves over it</text:p>
          </table:table-cell>
          <table:table-cell office:value-type="string">
            <text:p>Very passive, but I like that you place it in advance. Back tier only? Think of more traps?</text:p>
          </table:table-cell>
        </table:table-row>
        <table:table-row table:style-name="ro2">
          <table:table-cell office:value-type="string">
            <text:p>Corrosion</text:p>
          </table:table-cell>
          <table:table-cell office:value-type="string">
            <text:p>X</text:p>
          </table:table-cell>
          <table:table-cell table:number-columns-repeated="8"/>
          <table:table-cell table:formula="of:=COUNTIF([.B23:.J23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formula="of:=COUNTIF([.M23:.R23];&quot;&lt;&gt;&quot;)" office:value-type="float" office:value="2">
            <text:p>2</text:p>
          </table:table-cell>
          <table:table-cell table:number-columns-repeated="2"/>
          <table:table-cell office:value-type="string">
            <text:p>Places corrosion tile within enemy grid, +1 damage when enemy is standing within it</text:p>
          </table:table-cell>
          <table:table-cell/>
        </table:table-row>
        <table:table-row table:style-name="ro2">
          <table:table-cell office:value-type="string">
            <text:p>Glu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formula="of:=COUNTIF([.B24:.J24];&quot;&lt;&gt;&quot;)" office:value-type="float" office:value="2">
            <text:p>2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  <table:table-cell table:formula="of:=COUNTIF([.M24:.R24];&quot;&lt;&gt;&quot;)" office:value-type="float" office:value="2">
            <text:p>2</text:p>
          </table:table-cell>
          <table:table-cell table:number-columns-repeated="2"/>
          <table:table-cell office:value-type="string">
            <text:p>Places glue tile within enemy grid, holds enemy in place for a time</text:p>
          </table:table-cell>
          <table:table-cell/>
        </table:table-row>
        <table:table-row table:style-name="ro2">
          <table:table-cell office:value-type="string">
            <text:p>Steal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formula="of:=COUNTIF([.B25:.J25];&quot;&lt;&gt;&quot;)"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formula="of:=COUNTIF([.M25:.R25];&quot;&lt;&gt;&quot;)" office:value-type="float" office:value="1">
            <text:p>1</text:p>
          </table:table-cell>
          <table:table-cell table:number-columns-repeated="2"/>
          <table:table-cell office:value-type="string">
            <text:p>Places steal tile within enemy grid, one (or two?) shots by the enemy when on the tile are reversed</text:p>
          </table:table-cell>
          <table:table-cell/>
        </table:table-row>
        <table:table-row table:style-name="ro2">
          <table:table-cell office:value-type="string">
            <text:p>Satelli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formula="of:=COUNTIF([.B26:.J26];&quot;&lt;&gt;&quot;)" office:value-type="float" office:value="3">
            <text:p>3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formula="of:=COUNTIF([.M26:.R26];&quot;&lt;&gt;&quot;)" office:value-type="float" office:value="2">
            <text:p>2</text:p>
          </table:table-cell>
          <table:table-cell table:number-columns-repeated="2"/>
          <table:table-cell office:value-type="string">
            <text:p>Make a target appear and move around both areas. When an enemy is targeted, the satellite will start rapidly shooting a machine gun at the target.</text:p>
          </table:table-cell>
          <table:table-cell/>
        </table:table-row>
        <table:table-row table:style-name="ro2">
          <table:table-cell office:value-type="string">
            <text:p>Patch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  <table:table-cell table:formula="of:=COUNTIF([.B27:.J27];&quot;&lt;&gt;&quot;)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27:.R27];&quot;&lt;&gt;&quot;)" office:value-type="float" office:value="1">
            <text:p>1</text:p>
          </table:table-cell>
          <table:table-cell table:number-columns-repeated="2"/>
          <table:table-cell office:value-type="string">
            <text:p>Make an item appear in your back row, which occasionally repairs your grid if it remains undamaged.</text:p>
          </table:table-cell>
          <table:table-cell/>
        </table:table-row>
        <table:table-row table:style-name="ro2">
          <table:table-cell office:value-type="string">
            <text:p>Accelera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formula="of:=COUNTIF([.B28:.J28];&quot;&lt;&gt;&quot;)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formula="of:=COUNTIF([.M28:.R28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Places a booster on a tile. Any shot passing over it does +1 damage</text:p>
          </table:table-cell>
          <table:table-cell/>
        </table:table-row>
        <table:table-row table:style-name="ro2">
          <table:table-cell office:value-type="string">
            <text:p>Decelera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formula="of:=COUNTIF([.B29:.J29];&quot;&lt;&gt;&quot;)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formula="of:=COUNTIF([.M29:.R29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Places a booster on a tile. Any shot passing over it does -1 damage</text:p>
          </table:table-cell>
          <table:table-cell/>
        </table:table-row>
        <table:table-row table:style-name="ro2">
          <table:table-cell office:value-type="string">
            <text:p>??? elemental effects</text:p>
          </table:table-cell>
          <table:table-cell table:number-columns-repeated="9"/>
          <table:table-cell table:formula="of:=COUNTIF([.B30:.J30];&quot;&lt;&gt;&quot;)" office:value-type="float" office:value="0">
            <text:p>0</text:p>
          </table:table-cell>
          <table:table-cell table:number-columns-repeated="7"/>
          <table:table-cell table:formula="of:=COUNTIF([.M30:.R30];&quot;&lt;&gt;&quot;)" office:value-type="float" office:value="0">
            <text:p>0</text:p>
          </table:table-cell>
          <table:table-cell table:number-columns-repeated="2"/>
          <table:table-cell office:value-type="string">
            <text:p>Play around with adding modifiers?</text:p>
          </table:table-cell>
          <table:table-cell/>
        </table:table-row>
        <table:table-row table:style-name="ro2">
          <table:table-cell office:value-type="string">
            <text:p>Redirector</text:p>
          </table:table-cell>
          <table:table-cell table:number-columns-repeated="9"/>
          <table:table-cell table:formula="of:=COUNTIF([.B31:.J31];&quot;&lt;&gt;&quot;)" office:value-type="float" office:value="0">
            <text:p>0</text:p>
          </table:table-cell>
          <table:table-cell table:number-columns-repeated="7"/>
          <table:table-cell table:formula="of:=COUNTIF([.M31:.R31];&quot;&lt;&gt;&quot;)" office:value-type="float" office:value="0">
            <text:p>0</text:p>
          </table:table-cell>
          <table:table-cell table:number-columns-repeated="2"/>
          <table:table-cell office:value-type="string">
            <text:p>Redirects a shot at 90 degrees towards the center of the grid (phrase this better)</text:p>
          </table:table-cell>
          <table:table-cell/>
        </table:table-row>
        <table:table-row table:style-name="ro2">
          <table:table-cell office:value-type="string">
            <text:p>Dot</text:p>
          </table:table-cell>
          <table:table-cell table:number-columns-repeated="9"/>
          <table:table-cell table:formula="of:=COUNTIF([.B32:.J32];&quot;&lt;&gt;&quot;)" office:value-type="float" office:value="0">
            <text:p>0</text:p>
          </table:table-cell>
          <table:table-cell table:number-columns-repeated="7"/>
          <table:table-cell table:formula="of:=COUNTIF([.M32:.R32];&quot;&lt;&gt;&quot;)" office:value-type="float" office:value="0">
            <text:p>0</text:p>
          </table:table-cell>
          <table:table-cell table:number-columns-repeated="2"/>
          <table:table-cell office:value-type="string">
            <text:p>Places an item that causes constant damage to the enemy over time</text:p>
          </table:table-cell>
          <table:table-cell/>
        </table:table-row>
        <table:table-row table:style-name="ro2">
          <table:table-cell office:value-type="string">
            <text:p>Defender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table:formula="of:=COUNTIF([.B33:.J33];&quot;&lt;&gt;&quot;)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33:.R33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laces a tile that blocks three attacks if you stand in it</text:p>
          </table:table-cell>
          <table:table-cell/>
        </table:table-row>
        <table:table-row table:style-name="ro2">
          <table:table-cell office:value-type="string">
            <text:p>Barrier</text:p>
          </table:table-cell>
          <table:table-cell table:number-columns-repeated="9"/>
          <table:table-cell table:formula="of:=COUNTIF([.B34:.J34];&quot;&lt;&gt;&quot;)" office:value-type="float" office:value="0">
            <text:p>0</text:p>
          </table:table-cell>
          <table:table-cell table:number-columns-repeated="7"/>
          <table:table-cell table:formula="of:=COUNTIF([.M34:.R34];&quot;&lt;&gt;&quot;)" office:value-type="float" office:value="0">
            <text:p>0</text:p>
          </table:table-cell>
          <table:table-cell table:number-columns-repeated="3"/>
          <table:table-cell office:value-type="string">
            <text:p>Various things that block conditionally – maybe enemies need elements?</text:p>
          </table:table-cell>
        </table:table-row>
        <table:table-row table:style-name="ro2">
          <table:table-cell office:value-type="string">
            <text:p>Radiation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formula="of:=COUNTIF([.B35:.J35];&quot;&lt;&gt;&quot;)" office:value-type="float" office:value="2">
            <text:p>2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formula="of:=COUNTIF([.M35:.R35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All enemies create a 3x3 circle that harms <text:span text:style-name="T1">other</text:span> enemies</text:p>
          </table:table-cell>
          <table:table-cell/>
        </table:table-row>
        <table:table-row table:style-name="ro2">
          <table:table-cell office:value-type="string">
            <text:p>Pull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36:.J36];&quot;&lt;&gt;&quot;)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f:=COUNTIF([.M36:.R36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ve all enemies closer</text:p>
          </table:table-cell>
          <table:table-cell/>
        </table:table-row>
        <table:table-row table:style-name="ro2">
          <table:table-cell office:value-type="string">
            <text:p>Push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37:.J37];&quot;&lt;&gt;&quot;)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f:=COUNTIF([.M37:.R37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ve all enemies further</text:p>
          </table:table-cell>
          <table:table-cell/>
        </table:table-row>
        <table:table-row table:style-name="ro2">
          <table:table-cell office:value-type="string">
            <text:p>Grappl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38:.J38];&quot;&lt;&gt;&quot;)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f:=COUNTIF([.M38:.R38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rag hitscan enemy 2x closer</text:p>
          </table:table-cell>
          <table:table-cell/>
        </table:table-row>
        <table:table-row table:style-name="ro2">
          <table:table-cell office:value-type="string">
            <text:p>Repel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39:.J39];&quot;&lt;&gt;&quot;)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f:=COUNTIF([.M39:.R39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rag hitscan enemy 2x further</text:p>
          </table:table-cell>
          <table:table-cell/>
        </table:table-row>
        <table:table-row table:style-name="ro2">
          <table:table-cell table:number-columns-repeated="22"/>
          <table:table-cell office:value-type="string">
            <text:p>Stash next program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table:number-columns-repeated="22"/>
          <table:table-cell office:value-type="string">
            <text:p><text:s/></text:p>
          </table:table-cell>
        </table:table-row>
        <table:table-row table:style-name="ro2" table:number-rows-repeated="5">
          <table:table-cell table:number-columns-repeated="23"/>
        </table:table-row>
        <table:table-row table:style-name="ro2">
          <table:table-cell office:value-type="string">
            <text:p>Totals</text:p>
          </table:table-cell>
          <table:table-cell table:formula="of:=COUNTIF([.B2:.B47];&quot;&lt;&gt;&quot;)" office:value-type="float" office:value="5">
            <text:p>5</text:p>
          </table:table-cell>
          <table:table-cell table:formula="of:=COUNTIF([.C2:.C47];&quot;&lt;&gt;&quot;)" office:value-type="float" office:value="6">
            <text:p>6</text:p>
          </table:table-cell>
          <table:table-cell table:formula="of:=COUNTIF([.D2:.D47];&quot;&lt;&gt;&quot;)" office:value-type="float" office:value="6">
            <text:p>6</text:p>
          </table:table-cell>
          <table:table-cell table:formula="of:=COUNTIF([.E2:.E47];&quot;&lt;&gt;&quot;)" office:value-type="float" office:value="7">
            <text:p>7</text:p>
          </table:table-cell>
          <table:table-cell table:formula="of:=COUNTIF([.F2:.F47];&quot;&lt;&gt;&quot;)" office:value-type="float" office:value="8">
            <text:p>8</text:p>
          </table:table-cell>
          <table:table-cell table:formula="of:=COUNTIF([.G2:.G47];&quot;&lt;&gt;&quot;)" office:value-type="float" office:value="7">
            <text:p>7</text:p>
          </table:table-cell>
          <table:table-cell table:formula="of:=COUNTIF([.H2:.H47];&quot;&lt;&gt;&quot;)" office:value-type="float" office:value="4">
            <text:p>4</text:p>
          </table:table-cell>
          <table:table-cell table:formula="of:=COUNTIF([.I2:.I47];&quot;&lt;&gt;&quot;)" office:value-type="float" office:value="4">
            <text:p>4</text:p>
          </table:table-cell>
          <table:table-cell table:formula="of:=COUNTIF([.J2:.J47];&quot;&lt;&gt;&quot;)" office:value-type="float" office:value="9">
            <text:p>9</text:p>
          </table:table-cell>
          <table:table-cell table:number-columns-repeated="2"/>
          <table:table-cell table:formula="of:=COUNTIF([.M2:.M47];&quot;&lt;&gt;&quot;)" office:value-type="float" office:value="6">
            <text:p>6</text:p>
          </table:table-cell>
          <table:table-cell table:formula="of:=COUNTIF([.N2:.N47];&quot;&lt;&gt;&quot;)" office:value-type="float" office:value="9">
            <text:p>9</text:p>
          </table:table-cell>
          <table:table-cell table:formula="of:=COUNTIF([.O2:.O47];&quot;&lt;&gt;&quot;)" office:value-type="float" office:value="7">
            <text:p>7</text:p>
          </table:table-cell>
          <table:table-cell table:formula="of:=COUNTIF([.P2:.P47];&quot;&lt;&gt;&quot;)" office:value-type="float" office:value="11">
            <text:p>11</text:p>
          </table:table-cell>
          <table:table-cell table:formula="of:=COUNTIF([.Q2:.Q47];&quot;&lt;&gt;&quot;)" office:value-type="float" office:value="6">
            <text:p>6</text:p>
          </table:table-cell>
          <table:table-cell table:formula="of:=COUNTIF([.R2:.R47];&quot;&lt;&gt;&quot;)" office:value-type="float" office:value="9">
            <text:p>9</text:p>
          </table:table-cell>
          <table:table-cell/>
          <table:table-cell table:formula="of:=SUM([.T3:.T44])" office:value-type="float" office:value="33">
            <text:p>33</text:p>
          </table:table-cell>
          <table:table-cell table:number-columns-repeated="3"/>
        </table:table-row>
        <table:table-row table:style-name="ro2" table:number-rows-repeated="11">
          <table:table-cell table:number-columns-repeated="23"/>
        </table:table-row>
        <table:table-row table:style-name="ro2">
          <table:table-cell office:value-type="string">
            <text:p>Spell construction? Program fragments?</text:p>
          </table:table-cell>
          <table:table-cell table:number-columns-repeated="22"/>
        </table:table-row>
        <table:table-row table:style-name="ro3" table:number-rows-repeated="1048513">
          <table:table-cell table:number-columns-repeated="23"/>
        </table:table-row>
        <table:table-row table:style-name="ro4" table:number-rows-repeated="2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Typ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Note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teel</text:p>
          </table:table-cell>
          <table:table-cell office:value-type="string">
            <text:p>Simple effects, straight-up damage or defense</text:p>
          </table:table-cell>
          <table:table-cell/>
        </table:table-row>
        <table:table-row table:style-name="ro2">
          <table:table-cell office:value-type="string">
            <text:p>Sound</text:p>
          </table:table-cell>
          <table:table-cell office:value-type="string">
            <text:p>Enemy manipulation effects, debuffs</text:p>
          </table:table-cell>
          <table:table-cell/>
        </table:table-row>
        <table:table-row table:style-name="ro2">
          <table:table-cell office:value-type="string">
            <text:p>Order</text:p>
          </table:table-cell>
          <table:table-cell office:value-type="string">
            <text:p>Strong conditionals, grid manipulations</text:p>
          </table:table-cell>
          <table:table-cell/>
        </table:table-row>
        <table:table-row table:style-name="ro2">
          <table:table-cell office:value-type="string">
            <text:p>Flow</text:p>
          </table:table-cell>
          <table:table-cell office:value-type="string">
            <text:p>Melee, movement</text:p>
          </table:table-cell>
          <table:table-cell/>
        </table:table-row>
        <table:table-row table:style-name="ro2">
          <table:table-cell office:value-type="string">
            <text:p>Innovation</text:p>
          </table:table-cell>
          <table:table-cell office:value-type="string">
            <text:p>Creation, manipulation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Strong buffs and summons</text:p>
          </table:table-cell>
          <table:table-cell/>
        </table:table-row>
        <table:table-row table:style-name="ro2">
          <table:table-cell office:value-type="string">
            <text:p>Focus</text:p>
          </table:table-cell>
          <table:table-cell office:value-type="string">
            <text:p>Hitscan abilities, anything that is extremely easy to direct</text:p>
          </table:table-cell>
          <table:table-cell/>
        </table:table-row>
        <table:table-row table:style-name="ro2">
          <table:table-cell office:value-type="string">
            <text:p>Unity</text:p>
          </table:table-cell>
          <table:table-cell office:value-type="string">
            <text:p>Anything that combines the effects of multiple enemies or player and enemies</text:p>
          </table:table-cell>
          <table:table-cell/>
        </table:table-row>
        <table:table-row table:style-name="ro2">
          <table:table-cell office:value-type="string">
            <text:p>Regret</text:p>
          </table:table-cell>
          <table:table-cell office:value-type="string">
            <text:p>Drain, vampire effects, trader effects, friendly fir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teel</text:p>
          </table:table-cell>
          <table:table-cell office:value-type="string">
            <text:p>Simple effects, straight-up damage or defense</text:p>
          </table:table-cell>
          <table:table-cell/>
        </table:table-row>
        <table:table-row table:style-name="ro2">
          <table:table-cell office:value-type="string">
            <text:p>Sound</text:p>
          </table:table-cell>
          <table:table-cell office:value-type="string">
            <text:p>Enemy/grid manipulation effects, debuffs</text:p>
          </table:table-cell>
          <table:table-cell/>
        </table:table-row>
        <table:table-row table:style-name="ro2">
          <table:table-cell office:value-type="string">
            <text:p>Flow</text:p>
          </table:table-cell>
          <table:table-cell office:value-type="string">
            <text:p>Melee, movement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Strong buffs and summons</text:p>
          </table:table-cell>
          <table:table-cell/>
        </table:table-row>
        <table:table-row table:style-name="ro2">
          <table:table-cell office:value-type="string">
            <text:p>Unity</text:p>
          </table:table-cell>
          <table:table-cell office:value-type="string">
            <text:p>Anything that combines the effects of multiple enemies or player and enemies, anything that requires enemy “cooperation”</text:p>
          </table:table-cell>
          <table:table-cell/>
        </table:table-row>
        <table:table-row table:style-name="ro2">
          <table:table-cell office:value-type="string">
            <text:p>Regret</text:p>
          </table:table-cell>
          <table:table-cell office:value-type="string">
            <text:p>Drain, vampire effects, trader effects, friendly fire</text:p>
          </table:table-cell>
          <table:table-cell/>
        </table:table-row>
        <table:table-row table:style-name="ro2" table:number-rows-repeated="13">
          <table:table-cell table:number-columns-repeated="3"/>
        </table:table-row>
        <table:table-row table:style-name="ro2">
          <table:table-cell office:value-type="string">
            <text:p>sound</text:p>
          </table:table-cell>
          <table:table-cell table:number-columns-repeated="2"/>
        </table:table-row>
        <table:table-row table:style-name="ro2">
          <table:table-cell office:value-type="string">
            <text:p>steel</text:p>
          </table:table-cell>
          <table:table-cell table:number-columns-repeated="2"/>
        </table:table-row>
        <table:table-row table:style-name="ro2">
          <table:table-cell office:value-type="string">
            <text:p>war</text:p>
          </table:table-cell>
          <table:table-cell table:number-columns-repeated="2"/>
        </table:table-row>
        <table:table-row table:style-name="ro2">
          <table:table-cell office:value-type="string">
            <text:p>hope</text:p>
          </table:table-cell>
          <table:table-cell table:number-columns-repeated="2"/>
        </table:table-row>
        <table:table-row table:style-name="ro2">
          <table:table-cell office:value-type="string">
            <text:p>love</text:p>
          </table:table-cell>
          <table:table-cell table:number-columns-repeated="2"/>
        </table:table-row>
        <table:table-row table:style-name="ro2">
          <table:table-cell office:value-type="string">
            <text:p>despair</text:p>
          </table:table-cell>
          <table:table-cell table:number-columns-repeated="2"/>
        </table:table-row>
        <table:table-row table:style-name="ro2">
          <table:table-cell office:value-type="string">
            <text:p>flow</text:p>
          </table:table-cell>
          <table:table-cell table:number-columns-repeated="2"/>
        </table:table-row>
        <table:table-row table:style-name="ro2">
          <table:table-cell office:value-type="string">
            <text:p>data</text:p>
          </table:table-cell>
          <table:table-cell table:number-columns-repeated="2"/>
        </table:table-row>
        <table:table-row table:style-name="ro2">
          <table:table-cell office:value-type="string">
            <text:p>creation</text:p>
          </table:table-cell>
          <table:table-cell table:number-columns-repeated="2"/>
        </table:table-row>
        <table:table-row table:style-name="ro2">
          <table:table-cell office:value-type="string">
            <text:p>unity</text:p>
          </table:table-cell>
          <table:table-cell table:number-columns-repeated="2"/>
        </table:table-row>
        <table:table-row table:style-name="ro2">
          <table:table-cell office:value-type="string">
            <text:p>curiosity</text:p>
          </table:table-cell>
          <table:table-cell table:number-columns-repeated="2"/>
        </table:table-row>
        <table:table-row table:style-name="ro2">
          <table:table-cell office:value-type="string">
            <text:p>innovation</text:p>
          </table:table-cell>
          <table:table-cell table:number-columns-repeated="2"/>
        </table:table-row>
        <table:table-row table:style-name="ro2">
          <table:table-cell office:value-type="string">
            <text:p>entropy/chaos</text:p>
          </table:table-cell>
          <table:table-cell table:number-columns-repeated="2"/>
        </table:table-row>
        <table:table-row table:style-name="ro2">
          <table:table-cell office:value-type="string">
            <text:p>time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table:number-columns-repeated="2"/>
        </table:table-row>
        <table:table-row table:style-name="ro2">
          <table:table-cell office:value-type="string">
            <text:p>justice/law</text:p>
          </table:table-cell>
          <table:table-cell table:number-columns-repeated="2"/>
        </table:table-row>
        <table:table-row table:style-name="ro2">
          <table:table-cell office:value-type="string">
            <text:p>order</text:p>
          </table:table-cell>
          <table:table-cell table:number-columns-repeated="2"/>
        </table:table-row>
        <table:table-row table:style-name="ro2">
          <table:table-cell office:value-type="string">
            <text:p>focus</text:p>
          </table:table-cell>
          <table:table-cell table:number-columns-repeated="2"/>
        </table:table-row>
        <table:table-row table:style-name="ro2">
          <table:table-cell office:value-type="string">
            <text:p>forethought</text:p>
          </table:table-cell>
          <table:table-cell table:number-columns-repeated="2"/>
        </table:table-row>
        <table:table-row table:style-name="ro2">
          <table:table-cell office:value-type="string">
            <text:p>wisdom</text:p>
          </table:table-cell>
          <table:table-cell table:number-columns-repeated="2"/>
        </table:table-row>
        <table:table-row table:style-name="ro2">
          <table:table-cell office:value-type="string">
            <text:p>regre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6/29/2013</text:date>, <text:time>04:2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4:29:31.79</meta:creation-date>
    <meta:generator>LibreOffice/3.4$Win32 LibreOffice_project/340m1$Build-402</meta:generator>
    <dc:date>2013-06-29T04:25:06.34</dc:date>
    <meta:editing-duration>P10DT9H49M47S</meta:editing-duration>
    <meta:editing-cycles>4</meta:editing-cycles>
    <meta:document-statistic meta:table-count="2" meta:cell-count="394" meta:object-count="0"/>
  </office:meta>
</office:document-meta>
</file>